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3.178cm"/>
    </style:style>
    <style:style style:name="gr2" style:family="graphic" style:parent-style-name="standard">
      <style:graphic-properties draw:textarea-horizontal-align="justify" draw:textarea-vertical-align="middle" draw:auto-grow-height="false" fo:min-height="2.296cm" fo:min-width="3.95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62cm" fo:min-width="3.532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9" style:family="graphic" style:parent-style-name="standard">
      <style:graphic-properties draw:stroke="none" svg:stroke-color="#000000" draw:fill="none" draw:fill-color="#ffffff" fo:min-height="2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cm" svg:height="3.4cm" svg:x="3.1cm" svg:y="3.7cm">
          <text:p text:style-name="P1">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3cm" svg:height="3.6cm" svg:x="10.8cm" svg:y="7.6cm">
          <text:p text:style-name="P1">ConnecitonProces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6.3cm" svg:height="3.6cm" svg:x="10.8cm" svg:y="16.1cm">
          <text:p text:style-name="P1">ConnecitonProcess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3cm" svg:height="3.6cm" svg:x="10.8cm" svg:y="11.7cm">
          <text:p text:style-name="P1">ConnecitonProces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8.3cm" svg:y1="5.4cm" svg:x2="10.8cm" svg:y2="9.4cm" draw:start-shape="id1" draw:start-glue-point="10" draw:end-shape="id2" draw:end-glue-point="6" svg:d="M8300 5400h1250v4000h1250" svg:viewBox="0 0 2501 4001">
          <text:p/>
        </draw:connector>
        <draw:connector draw:style-name="gr3" draw:text-style-name="P2" draw:layer="layout" svg:x1="8.3cm" svg:y1="5.4cm" svg:x2="10.8cm" svg:y2="13.5cm" draw:start-shape="id1" draw:start-glue-point="10" draw:end-shape="id3" draw:end-glue-point="6" svg:d="M8300 5400h1250v8100h1250" svg:viewBox="0 0 2501 8101">
          <text:p/>
        </draw:connector>
        <draw:connector draw:style-name="gr4" draw:text-style-name="P2" draw:layer="layout" svg:x1="8.3cm" svg:y1="5.4cm" svg:x2="10.8cm" svg:y2="17.9cm" draw:start-shape="id1" draw:start-glue-point="10" draw:end-shape="id4" svg:d="M8300 5400h1250v12500h1250" svg:viewBox="0 0 2501 12501">
          <text:p text:style-name="P1">1) spawns</text:p>
        </draw:connector>
        <draw:custom-shape draw:style-name="gr5" draw:text-style-name="P1" xml:id="id5" draw:id="id5" draw:layer="layout" svg:width="5.7cm" svg:height="4.4cm" svg:x="13.3cm" svg:y="21.9cm">
          <text:p text:style-name="P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8.166cm" svg:y1="22.544cm" svg:x2="17.1cm" svg:y2="9.4cm" draw:start-shape="id5" draw:start-glue-point="11" draw:end-shape="id2" draw:end-glue-point="10" svg:d="M18166 22544v-13144h-1066" svg:viewBox="0 0 1067 13145">
          <text:p text:style-name="P1">2) client</text:p>
          <text:p text:style-name="P1">Connects</text:p>
          <text:p text:style-name="P1">4)Sends Data</text:p>
          <text:p text:style-name="P1">6) terminates</text:p>
        </draw:connector>
        <draw:connector draw:style-name="gr4" draw:text-style-name="P2" draw:layer="layout" svg:x1="13.95cm" svg:y1="7.6cm" svg:x2="7.539cm" svg:y2="4.198cm" draw:start-shape="id2" draw:start-glue-point="4" draw:end-shape="id1" draw:end-glue-point="11" svg:d="M13950 7600v-4401h-6411v999" svg:viewBox="0 0 6412 4402">
          <text:p text:style-name="P1"/>
        </draw:connector>
        <draw:connector draw:style-name="gr3" draw:text-style-name="P2" draw:layer="layout" svg:x1="16.178cm" svg:y1="8.127cm" svg:x2="19cm" svg:y2="24.1cm" draw:start-shape="id2" draw:start-glue-point="11" draw:end-shape="id5" svg:d="M16178 8127v-1028h3322v17001h-500" svg:viewBox="0 0 3323 17002">
          <text:p/>
        </draw:connector>
        <draw:frame draw:style-name="gr6" draw:text-style-name="P3" draw:layer="layout" svg:width="4.4cm" svg:height="1.673cm" svg:x="15.7cm" svg:y="6.3cm">
          <draw:text-box>
            <text:p>5)echos data</text:p>
          </draw:text-box>
        </draw:frame>
        <draw:frame draw:style-name="gr7" draw:text-style-name="P3" draw:layer="layout" svg:width="8.52cm" svg:height="1.673cm" svg:x="7.2cm" svg:y="1.7cm">
          <draw:text-box>
            <text:p text:style-name="P4">3)informs of New connection</text:p>
            <text:p text:style-name="P4">7)informs of termination</text:p>
          </draw:text-box>
        </draw:frame>
        <draw:custom-shape draw:style-name="gr8" draw:text-style-name="P1" xml:id="id6" draw:id="id6" draw:layer="layout" svg:width="3.6cm" svg:height="2.9cm" svg:x="2.4cm" svg:y="19.1cm">
          <text:p text:style-name="P1">I/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5.7cm" svg:y1="7.1cm" svg:x2="4.2cm" svg:y2="19.1cm" draw:start-shape="id1" draw:start-glue-point="8" draw:end-shape="id6" svg:d="M5700 7100v6000h-1500v6000" svg:viewBox="0 0 1501 12001">
          <text:p/>
        </draw:connector>
        <draw:frame draw:style-name="gr9" draw:text-style-name="P3" draw:layer="layout" svg:width="4.4cm" svg:height="2.384cm" svg:x="1.8cm" svg:y="9.9cm">
          <draw:text-box>
            <text:p>8) Writes Results To File</text:p>
          </draw:text-box>
        </draw:frame>
        <draw:connector draw:style-name="gr4" draw:text-style-name="P2" draw:layer="layout" svg:x1="13.3cm" svg:y1="24.1cm" svg:x2="6cm" svg:y2="20.55cm" draw:start-shape="id5" draw:start-glue-point="6" draw:end-shape="id6" draw:end-glue-point="10" svg:d="M13300 24100h-3650v-3550h-3650" svg:viewBox="0 0 7301 3551">
          <text:p text:style-name="P1">9)Client writes Results to File</text:p>
        </draw:connector>
        <draw:frame draw:style-name="gr10" draw:text-style-name="P3" draw:layer="layout" svg:width="0.502cm" svg:height="0.962cm" svg:x="5.3cm" svg:y="24.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02-06T22:19:49.127270540</meta:creation-date>
    <dc:date>2016-02-06T22:28:55.513660004</dc:date>
    <dc:creator>Ben Soer</dc:creator>
    <meta:editing-duration>PT9M6S</meta:editing-duration>
    <meta:editing-cycles>2</meta:editing-cycles>
    <meta:generator>LibreOffice/4.4.7.2$Linux_X86_64 LibreOffice_project/40$Build-2</meta:generator>
    <meta:document-statistic meta:object-count="18"/>
  </office:meta>
</office:document-meta>
</file>